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fo:color="#000000" officeooo:rsid="000eb18f" officeooo:paragraph-rsid="001c4b6b"/>
    </style:style>
    <style:style style:name="P3" style:family="paragraph" style:parent-style-name="Standard">
      <style:text-properties fo:color="#000000" officeooo:rsid="000eb18f" officeooo:paragraph-rsid="001c4b6b" fo:background-color="#ffff00"/>
    </style:style>
    <style:style style:name="P4" style:family="paragraph" style:parent-style-name="Standard">
      <style:text-properties fo:color="#000000" officeooo:paragraph-rsid="001100ab" fo:background-color="#ffff00"/>
    </style:style>
    <style:style style:name="P5" style:family="paragraph" style:parent-style-name="Standard">
      <style:text-properties fo:color="#395511" officeooo:rsid="000eb18f" officeooo:paragraph-rsid="001c4b6b"/>
    </style:style>
    <style:style style:name="P6" style:family="paragraph" style:parent-style-name="Standard">
      <style:text-properties fo:color="#ffffff" officeooo:paragraph-rsid="001100ab" fo:background-color="#f10d0c"/>
    </style:style>
    <style:style style:name="P7" style:family="paragraph" style:parent-style-name="Standard">
      <style:text-properties fo:color="#000080" officeooo:paragraph-rsid="0068e022" fo:background-color="#ffff00"/>
    </style:style>
    <style:style style:name="P8" style:family="paragraph" style:parent-style-name="Standard">
      <style:text-properties fo:color="#468a1a" fo:background-color="#000000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officeooo:rsid="000eb18f" officeooo:paragraph-rsid="001100ab"/>
    </style:style>
    <style:style style:name="P11" style:family="paragraph" style:parent-style-name="Standard" style:list-style-name="L1">
      <style:text-properties officeooo:rsid="000eb18f" officeooo:paragraph-rsid="000eb18f"/>
    </style:style>
    <style:style style:name="P12" style:family="paragraph" style:parent-style-name="Standard" style:list-style-name="L1">
      <style:text-properties fo:color="#ffffff" officeooo:paragraph-rsid="001100ab" fo:background-color="#f10d0c"/>
    </style:style>
    <style:style style:name="P13" style:family="paragraph" style:parent-style-name="Standard" style:list-style-name="L1">
      <style:text-properties fo:color="#ffffff" officeooo:rsid="000eb18f" officeooo:paragraph-rsid="001100ab" fo:background-color="#f10d0c"/>
    </style:style>
    <style:style style:name="P14" style:family="paragraph" style:parent-style-name="Standard" style:list-style-name="L1">
      <style:text-properties fo:color="#ffffff" officeooo:rsid="0037a2b9" officeooo:paragraph-rsid="0037a2b9" fo:background-color="#f10d0c"/>
    </style:style>
    <style:style style:name="P15" style:family="paragraph" style:parent-style-name="Standard" style:list-style-name="L1">
      <style:text-properties fo:color="#000000" officeooo:rsid="000eb18f" officeooo:paragraph-rsid="000eb18f"/>
    </style:style>
    <style:style style:name="P16" style:family="paragraph" style:parent-style-name="Standard" style:list-style-name="L1">
      <style:text-properties fo:color="#000000" officeooo:rsid="000eb18f" officeooo:paragraph-rsid="001c4b6b"/>
    </style:style>
    <style:style style:name="P17" style:family="paragraph" style:parent-style-name="Standard" style:list-style-name="L1">
      <style:text-properties fo:color="#468a1a" fo:background-color="#000000"/>
    </style:style>
    <style:style style:name="P18" style:family="paragraph" style:parent-style-name="Standard" style:list-style-name="L1">
      <style:text-properties fo:color="#000080" fo:background-color="transparent"/>
    </style:style>
    <style:style style:name="P19" style:family="paragraph" style:parent-style-name="Standard" style:list-style-name="L1">
      <style:text-properties fo:color="#443205" officeooo:rsid="0037a2b9" officeooo:paragraph-rsid="0037a2b9" fo:background-color="#ffff00"/>
    </style:style>
    <style:style style:name="T1" style:family="text">
      <style:text-properties officeooo:rsid="000968c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text-underline-style="solid" style:text-underline-width="auto" style:text-underline-color="font-color" fo:font-weight="bold" officeooo:rsid="000968cc" style:font-size-asian="28pt" style:font-weight-asian="bold" style:font-size-complex="28pt" style:font-weight-complex="bold"/>
    </style:style>
    <style:style style:name="T4" style:family="text">
      <style:text-properties officeooo:rsid="00097236"/>
    </style:style>
    <style:style style:name="T5" style:family="text">
      <style:text-properties officeooo:rsid="000a29f3"/>
    </style:style>
    <style:style style:name="T6" style:family="text">
      <style:text-properties officeooo:rsid="000a9711"/>
    </style:style>
    <style:style style:name="T7" style:family="text">
      <style:text-properties officeooo:rsid="000d4e08"/>
    </style:style>
    <style:style style:name="T8" style:family="text">
      <style:text-properties fo:color="#ffffff" fo:background-color="#f10d0c" loext:char-shading-value="0"/>
    </style:style>
    <style:style style:name="T9" style:family="text">
      <style:text-properties officeooo:rsid="001100ab"/>
    </style:style>
    <style:style style:name="T10" style:family="text">
      <style:text-properties officeooo:rsid="001164ab"/>
    </style:style>
    <style:style style:name="T11" style:family="text">
      <style:text-properties officeooo:rsid="001328f0"/>
    </style:style>
    <style:style style:name="T12" style:family="text">
      <style:text-properties officeooo:rsid="0014ec1e"/>
    </style:style>
    <style:style style:name="T13" style:family="text">
      <style:text-properties officeooo:rsid="00158378"/>
    </style:style>
    <style:style style:name="T14" style:family="text">
      <style:text-properties officeooo:rsid="001646b7"/>
    </style:style>
    <style:style style:name="T15" style:family="text">
      <style:text-properties fo:color="#468a1a"/>
    </style:style>
    <style:style style:name="T16" style:family="text">
      <style:text-properties fo:color="#468a1a" officeooo:rsid="001874f7"/>
    </style:style>
    <style:style style:name="T17" style:family="text">
      <style:text-properties fo:color="#468a1a" fo:background-color="#000000" loext:char-shading-value="0"/>
    </style:style>
    <style:style style:name="T18" style:family="text">
      <style:text-properties officeooo:rsid="001874f7"/>
    </style:style>
    <style:style style:name="T19" style:family="text">
      <style:text-properties officeooo:rsid="001aa0b8"/>
    </style:style>
    <style:style style:name="T20" style:family="text">
      <style:text-properties officeooo:rsid="001c9a79"/>
    </style:style>
    <style:style style:name="T21" style:family="text">
      <style:text-properties officeooo:rsid="002233d2"/>
    </style:style>
    <style:style style:name="T22" style:family="text">
      <style:text-properties officeooo:rsid="0027902b"/>
    </style:style>
    <style:style style:name="T23" style:family="text">
      <style:text-properties officeooo:rsid="00294455"/>
    </style:style>
    <style:style style:name="T24" style:family="text">
      <style:text-properties officeooo:rsid="0034c0b3"/>
    </style:style>
    <style:style style:name="T25" style:family="text">
      <style:text-properties officeooo:rsid="0036e767"/>
    </style:style>
    <style:style style:name="T26" style:family="text">
      <style:text-properties officeooo:rsid="0039c381"/>
    </style:style>
    <style:style style:name="T27" style:family="text">
      <style:text-properties officeooo:rsid="003b51f7"/>
    </style:style>
    <style:style style:name="T28" style:family="text">
      <style:text-properties officeooo:rsid="003fee76"/>
    </style:style>
    <style:style style:name="T29" style:family="text">
      <style:text-properties officeooo:rsid="00410e8c"/>
    </style:style>
    <style:style style:name="T30" style:family="text">
      <style:text-properties officeooo:rsid="0042c744"/>
    </style:style>
    <style:style style:name="T31" style:family="text">
      <style:text-properties officeooo:rsid="004fc819"/>
    </style:style>
    <style:style style:name="T32" style:family="text">
      <style:text-properties officeooo:rsid="005e76df"/>
    </style:style>
    <style:style style:name="T33" style:family="text">
      <style:text-properties officeooo:rsid="006992bc"/>
    </style:style>
    <style:style style:name="T34" style:family="text">
      <style:text-properties officeooo:rsid="0076f832"/>
    </style:style>
    <style:style style:name="T35" style:family="text">
      <style:text-properties officeooo:rsid="007d63eb"/>
    </style:style>
    <style:style style:name="T36" style:family="text">
      <style:text-properties officeooo:rsid="0082ac20"/>
    </style:style>
    <style:style style:name="T37" style:family="text">
      <style:text-properties officeooo:rsid="00844c9b"/>
    </style:style>
    <style:style style:name="T38" style:family="text">
      <style:text-properties officeooo:rsid="00926b3b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a00d4a"/>
    </style:style>
    <style:style style:name="T41" style:family="text">
      <style:text-properties officeooo:rsid="00af2e80"/>
    </style:style>
    <style:style style:name="T42" style:family="text">
      <style:text-properties officeooo:rsid="00b65687"/>
    </style:style>
    <style:style style:name="T43" style:family="text">
      <style:text-properties officeooo:rsid="00ea2cf4"/>
    </style:style>
    <style:style style:name="T44" style:family="text">
      <style:text-properties officeooo:rsid="00f463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"/><text:span text:style-name="T2"><text:s/></text:span><text:span text:style-name="T3">Links</text:span></text:p>
      <text:list xml:id="list2993367126" text:style-name="L1">
        <text:list-item>
          <text:p text:style-name="P9"><text:a xlink:type="simple" xlink:href="https://codepen.io/ab_baraiya/pen/LYYNBaM------------" text:style-name="Internet_20_link" text:visited-style-name="Visited_20_Internet_20_Link">https://codepen.io/ab_baraiya/pen/LYYNBaM------------</text:a><text:a xlink:type="simple" xlink:href="https://codepen.io/ab_baraiya/pen/LYYNBaM------------s" text:style-name="Internet_20_link" text:visited-style-name="Visited_20_Internet_20_Link"> </text:a><text:a xlink:type="simple" xlink:href="https://codepen.io/ab_baraiya/pen/LYYNBaM------------s" text:style-name="Internet_20_link" text:visited-style-name="Visited_20_Internet_20_Link"><text:span text:style-name="T1">s</text:span></text:a><text:a xlink:type="simple" xlink:href="https://codepen.io/ab_baraiya/pen/LYYNBaM------------slick" text:style-name="Internet_20_link" text:visited-style-name="Visited_20_Internet_20_Link"><text:span text:style-name="T1">lick</text:span></text:a><text:span text:style-name="T1"> slider</text:span></text:p>
        </text:list-item>
        <text:list-item>
          <text:p text:style-name="P9"><text:a xlink:type="simple" xlink:href="https://codepen.io/codinghindi/pen/qBrxxbo----------accordian" text:style-name="Internet_20_link" text:visited-style-name="Visited_20_Internet_20_Link">https://codepen.io/codinghindi/pen/qBrxxbo----------</text:a><text:a xlink:type="simple" xlink:href="https://codepen.io/codinghindi/pen/qBrxxbo----------accordian" text:style-name="Internet_20_link" text:visited-style-name="Visited_20_Internet_20_Link"><text:span text:style-name="T4">accordian</text:span></text:a></text:p>
        </text:list-item>
        <text:list-item>
          <text:p text:style-name="P9"><text:a xlink:type="simple" xlink:href="https://codepen.io/dragoweb/pen/eZpEer------------less" text:style-name="Internet_20_link" text:visited-style-name="Visited_20_Internet_20_Link">https://codepen.io/dragoweb/pen/eZpEer------------</text:a><text:a xlink:type="simple" xlink:href="https://codepen.io/dragoweb/pen/eZpEer------------less" text:style-name="Internet_20_link" text:visited-style-name="Visited_20_Internet_20_Link"><text:span text:style-name="T5">less</text:span></text:a><text:span text:style-name="T5"> more</text:span></text:p>
        </text:list-item>
        <text:list-item>
          <text:p text:style-name="P9"><text:a xlink:type="simple" xlink:href="https://codepen.io/StephenScaff/pen/EGXYOL----------" text:style-name="Internet_20_link" text:visited-style-name="Visited_20_Internet_20_Link">https://codepen.io/StephenScaff/pen/EGXYOL----------</text:a> <text:span text:style-name="T36">Jav</text:span><text:span text:style-name="T37">a</text:span><text:span text:style-name="T36">script-read more read less</text:span></text:p>
        </text:list-item>
        <text:list-item>
          <text:p text:style-name="P9"><text:a xlink:type="simple" xlink:href="https://www.jqueryscript.net/other/jQuery-Plugin-To-Create-An-Alphabetical-Navigation-Filter-listnav.html-----------------" text:style-name="Internet_20_link" text:visited-style-name="Visited_20_Internet_20_Link">https://www.jqueryscript.net/other/jQuery-Plugin-To-Create-An-Alphabetical-Navigation-Filter-listnav.html-----------------</text:a> <text:span text:style-name="T6">alphabet filter</text:span></text:p>
        </text:list-item>
        <text:list-item>
          <text:p text:style-name="P9"><text:a xlink:type="simple" xlink:href="http://www.codeshopify.com/blog_posts/new-features-for-the-shopify-img_url-filter" text:style-name="Internet_20_link" text:visited-style-name="Visited_20_Internet_20_Link">http://www.codeshopify.com/blog_posts/new-features-for-the-shopify-img_url-filter</text:a></text:p>
        </text:list-item>
        <text:list-item>
          <text:p text:style-name="P9"><text:a xlink:type="simple" xlink:href="https://hardiktest.myshopify.com/------website" text:style-name="Internet_20_link" text:visited-style-name="Visited_20_Internet_20_Link">https://hardiktest.myshopify.com/------</text:a><text:a xlink:type="simple" xlink:href="https://hardiktest.myshopify.com/------website" text:style-name="Internet_20_link" text:visited-style-name="Visited_20_Internet_20_Link"><text:span text:style-name="T7">website</text:span></text:a><text:span text:style-name="T7"> for underline design</text:span></text:p>
        </text:list-item>
        <text:list-item>
          <text:p text:style-name="P9"><text:a xlink:type="simple" xlink:href="https://help.klaviyo.com/hc/en-us/articles/360026474752-Guide-to-Creating-a-Signup-Form" text:style-name="Internet_20_link" text:visited-style-name="Visited_20_Internet_20_Link">https://help.klaviyo.com/hc/en-us/articles/360026474752-Guide-to-Creating-a-Signup-Form</text:a></text:p>
        </text:list-item>
        <text:list-item>
          <text:p text:style-name="P10">Add active class using jqury<text:span text:style-name="T8">&lt;script&gt;</text:span></text:p>
        </text:list-item>
        <text:list-item>
          <text:p text:style-name="P12"><text:s text:c="2"/>$(document).ready(function () {</text:p>
        </text:list-item>
        <text:list-item>
          <text:p text:style-name="P12"><text:s text:c="2"/>$('#myCarousel').find('.item').first().addClass('active');</text:p>
        </text:list-item>
        <text:list-item>
          <text:p text:style-name="P12">});</text:p>
        </text:list-item>
        <text:list-item>
          <text:p text:style-name="P13"><text:s text:c="2"/>&lt;/script&gt;</text:p>
        </text:list-item>
        <text:list-item>
          <text:p text:style-name="P11"><text:a xlink:type="simple" xlink:href="https://codepen.io/cjr85/pen/vYxpKNX-----------" text:style-name="Internet_20_link" text:visited-style-name="Visited_20_Internet_20_Link">https://codepen.io/cjr85/pen/vYxpKNX-----------</text:a> <text:span text:style-name="T9">slider gallery</text:span></text:p>
        </text:list-item>
        <text:list-item>
          <text:p text:style-name="P11"><text:a xlink:type="simple" xlink:href="https://newbedev.com/slick-carousel-right-to-left-----------" text:style-name="Internet_20_link" text:visited-style-name="Visited_20_Internet_20_Link">https://newbedev.com/slick-carousel-right-to-left-----------</text:a> <text:span text:style-name="T10">rtl version slick slider</text:span></text:p>
        </text:list-item>
        <text:list-item>
          <text:p text:style-name="P11"><text:a xlink:type="simple" xlink:href="https://codepen.io/fauverism/pen/pvvKKL------------css" text:style-name="Internet_20_link" text:visited-style-name="Visited_20_Internet_20_Link">https://codepen.io/fauverism/pen/pvvKKL------------</text:a><text:a xlink:type="simple" xlink:href="https://codepen.io/fauverism/pen/pvvKKL------------css" text:style-name="Internet_20_link" text:visited-style-name="Visited_20_Internet_20_Link"><text:span text:style-name="T11">css</text:span></text:a><text:span text:style-name="T11"> modal popup</text:span></text:p>
        </text:list-item>
        <text:list-item>
          <text:p text:style-name="P11"><text:a xlink:type="simple" xlink:href="https://codepen.io/ankithingarajiya/details/JjPmRJv---------animated" text:style-name="Internet_20_link" text:visited-style-name="Visited_20_Internet_20_Link">https://codepen.io/ankithingarajiya/details/JjPmRJv---------</text:a><text:a xlink:type="simple" xlink:href="https://codepen.io/ankithingarajiya/details/JjPmRJv---------animated" text:style-name="Internet_20_link" text:visited-style-name="Visited_20_Internet_20_Link"><text:span text:style-name="T12">animated</text:span></text:a><text:span text:style-name="T12"> slick slider</text:span></text:p>
        </text:list-item>
        <text:list-item>
          <text:p text:style-name="P11"><text:a xlink:type="simple" xlink:href="https://animate.style/-------------animate.css" text:style-name="Internet_20_link" text:visited-style-name="Visited_20_Internet_20_Link">https://animate.style/-------------</text:a><text:a xlink:type="simple" xlink:href="https://animate.style/-------------animate.css" text:style-name="Internet_20_link" text:visited-style-name="Visited_20_Internet_20_Link"><text:span text:style-name="T12">animate.css</text:span></text:a><text:span text:style-name="T12"> animation</text:span></text:p>
        </text:list-item>
        <text:list-item>
          <text:p text:style-name="P11"><text:a xlink:type="simple" xlink:href="https://acchou.github.io/html-css-cheat-sheet/animation.html-----animation" text:style-name="Internet_20_link" text:visited-style-name="Visited_20_Internet_20_Link">https://acchou.github.io/html-css-cheat-sheet/animation.html-----</text:a><text:a xlink:type="simple" xlink:href="https://acchou.github.io/html-css-cheat-sheet/animation.html-----animation" text:style-name="Internet_20_link" text:visited-style-name="Visited_20_Internet_20_Link"><text:span text:style-name="T12">animation</text:span></text:a></text:p>
        </text:list-item>
        <text:list-item>
          <text:p text:style-name="P11"><text:a xlink:type="simple" xlink:href="https://codepen.io/AEF2662/pen/jOwEQjr------aniamtion" text:style-name="Internet_20_link" text:visited-style-name="Visited_20_Internet_20_Link">https://codepen.io/AEF2662/pen/jOwEQjr------</text:a><text:a xlink:type="simple" xlink:href="https://codepen.io/AEF2662/pen/jOwEQjr------aniamtion" text:style-name="Internet_20_link" text:visited-style-name="Visited_20_Internet_20_Link"><text:span text:style-name="T13">aniamtion</text:span></text:a><text:span text:style-name="T13"> chnges</text:span></text:p>
        </text:list-item>
        <text:list-item>
          <text:p text:style-name="P11"><text:a xlink:type="simple" xlink:href="https://codepen.io/ImageHoverEffects/pen/GfJLg---------hover" text:style-name="Internet_20_link" text:visited-style-name="Visited_20_Internet_20_Link">https://codepen.io/ImageHoverEffects/pen/GfJLg---------</text:a><text:a xlink:type="simple" xlink:href="https://codepen.io/ImageHoverEffects/pen/GfJLg---------hover" text:style-name="Internet_20_link" text:visited-style-name="Visited_20_Internet_20_Link"><text:span text:style-name="T14">hover</text:span></text:a><text:span text:style-name="T14"> rotate</text:span></text:p>
        </text:list-item>
        <text:list-item>
          <text:p text:style-name="P11"><text:s/>https://codepen.io/tutsplus/pen/QWGYKMN--------url animation on scroll</text:p>
        </text:list-item>
        <text:list-item>
          <text:p text:style-name="P11"><text:a xlink:type="simple" xlink:href="http://www.codeshopify.com/blog_posts/shopify-sections-with-dynamic-blocks----multi" text:style-name="Internet_20_link" text:visited-style-name="Visited_20_Internet_20_Link"><text:span text:style-name="T15">http://www.codeshopify.com/blog_posts/shopify-sections-with-dynamic-blocks----</text:span></text:a><text:a xlink:type="simple" xlink:href="http://www.codeshopify.com/blog_posts/shopify-sections-with-dynamic-blocks----multi" text:style-name="Internet_20_link" text:visited-style-name="Visited_20_Internet_20_Link">multi</text:a><text:span text:style-name="T16"> level block</text:span></text:p>
        </text:list-item>
        <text:list-item>
          <text:p text:style-name="P15"><text:a xlink:type="simple" xlink:href="https://icons.getbootstrap.com/icons/list-task/----------------------svg" text:style-name="Internet_20_link" text:visited-style-name="Visited_20_Internet_20_Link"><text:span text:style-name="T18">https://icons.getbootstrap.com/icons/list-task/----------------------</text:span></text:a><text:a xlink:type="simple" xlink:href="https://icons.getbootstrap.com/icons/list-task/----------------------svg" text:style-name="Internet_20_link" text:visited-style-name="Visited_20_Internet_20_Link"><text:span text:style-name="T19">svg</text:span></text:a><text:span text:style-name="T19"> icons with path</text:span></text:p>
        </text:list-item>
        <text:list-item>
          <text:p text:style-name="P16">https://iconsvg.xyz/----------------------------------------------------<text:a xlink:type="simple" xlink:href="https://icons.getbootstrap.com/icons/list-task/----------------------svg" text:style-name="Internet_20_link" text:visited-style-name="Visited_20_Internet_20_Link"><text:span text:style-name="T19">svg</text:span></text:a><text:span text:style-name="T19"> icons with path</text:span></text:p>
        </text:list-item>
        <text:list-item>
          <text:p text:style-name="P16"><text:a xlink:type="simple" xlink:href="https://community.shopify.com/c/shopify-design/how-to-multiple-dropdown-sorting-boxes-on-collection-pages/m-p/465433-------------filters" text:style-name="Internet_20_link" text:visited-style-name="Visited_20_Internet_20_Link">https://community.shopify.com/c/shopify-design/how-to-multiple-dropdown-sorting-boxes-on-collection-pages/m-p/465433-------------</text:a><text:a xlink:type="simple" xlink:href="https://community.shopify.com/c/shopify-design/how-to-multiple-dropdown-sorting-boxes-on-collection-pages/m-p/465433-------------filters" text:style-name="Internet_20_link" text:visited-style-name="Visited_20_Internet_20_Link"><text:span text:style-name="T20">filters</text:span></text:a><text:span text:style-name="T20"> testing</text:span></text:p>
        </text:list-item>
        <text:list-item>
          <text:p text:style-name="P16"><text:a xlink:type="simple" xlink:href="https://codepen.io/lucianosb/pen/EraGmR--------------------------sidebar" text:style-name="Internet_20_link" text:visited-style-name="Visited_20_Internet_20_Link">https://codepen.io/lucianosb/pen/EraGmR--------------------------</text:a><text:a xlink:type="simple" xlink:href="https://codepen.io/lucianosb/pen/EraGmR--------------------------sidebar" text:style-name="Internet_20_link" text:visited-style-name="Visited_20_Internet_20_Link"><text:span text:style-name="T21">sidebar</text:span></text:a><text:span text:style-name="T21"> nav</text:span></text:p>
        </text:list-item>
        <text:list-item>
          <text:p text:style-name="P16"><text:a xlink:type="simple" xlink:href="https://stackoverflow.com/questions/61096021/is-there-a-way-to-have-multiple-block-types-in-a-shopify-section--------------------block" text:style-name="Internet_20_link" text:visited-style-name="Visited_20_Internet_20_Link">https://stackoverflow.com/questions/61096021/is-there-a-way-to-have-multiple-block-types-in-a-shopify-section--------------------</text:a><text:a xlink:type="simple" xlink:href="https://stackoverflow.com/questions/61096021/is-there-a-way-to-have-multiple-block-types-in-a-shopify-section--------------------block" text:style-name="Internet_20_link" text:visited-style-name="Visited_20_Internet_20_Link"><text:span text:style-name="T22">block</text:span></text:a><text:span text:style-name="T22"> multilevel</text:span></text:p>
        </text:list-item>
        <text:list-item>
          <text:p text:style-name="P16"><text:a xlink:type="simple" xlink:href="https://codepen.io/kazmeyer/pen/lzqhf---------------------" text:style-name="Internet_20_link" text:visited-style-name="Visited_20_Internet_20_Link">https://codepen.io/kazmeyer/pen/lzqhf---------------------</text:a> <text:span text:style-name="T23">tab with accordian</text:span></text:p>
        </text:list-item>
        <text:list-item>
          <text:p text:style-name="P16"><text:a xlink:type="simple" xlink:href="https://codepen.io/shirobeco/pen/XWaPZmv-------------------" text:style-name="Internet_20_link" text:visited-style-name="Visited_20_Internet_20_Link">https://codepen.io/shirobeco/pen/XWaPZmv-------------------</text:a> <text:span text:style-name="T24">snowfall animation</text:span></text:p>
        </text:list-item>
        <text:list-item>
          <text:p text:style-name="P16"><text:a xlink:type="simple" xlink:href="https://santosh-shah.com/blog/add-class-active-on-page-refresh-jquery/------------" text:style-name="Internet_20_link" text:visited-style-name="Visited_20_Internet_20_Link">https://santosh-shah.com/blog/add-class-active-on-page-refresh-jquery/------------</text:a> <text:span text:style-name="T25">on load add class active </text:span></text:p>
        </text:list-item>
        <text:list-item>
          <text:p text:style-name="P16"><text:a xlink:type="simple" xlink:href="https://stackoverflow.com/questions/61096021/is-there-a-way-to-have-multiple-block-types-in-a-shopify-section--------" text:style-name="Internet_20_link" text:visited-style-name="Visited_20_Internet_20_Link">https://stackoverflow.com/questions/61096021/is-there-a-way-to-have-multiple-block-types-in-a-shopify-section--------</text:a> <text:span text:style-name="T26">blocks added more then 1</text:span></text:p>
        </text:list-item>
        <text:list-item>
          <text:p text:style-name="P16"><text:a xlink:type="simple" xlink:href="https://community.shopify.com/c/shopify-design/product-pages-add-color-swatches-to-products/td-p/616427-----------------------------" text:style-name="Internet_20_link" text:visited-style-name="Visited_20_Internet_20_Link">https://community.shopify.com/c/shopify-design/product-pages-add-color-swatches-to-products/td-p/616427-----------------------------</text:a> <text:span text:style-name="T27">color filter link</text:span></text:p>
        </text:list-item>
        <text:list-item>
          <text:p text:style-name="P16"><text:a xlink:type="simple" xlink:href="https://community.shopify.com/c/shopify-design/add-product-variant-images-to-swatch/td-p/817405----------------color" text:style-name="Internet_20_link" text:visited-style-name="Visited_20_Internet_20_Link">https://community.shopify.com/c/shopify-design/add-product-variant-images-to-swatch/td-p/817405----------------</text:a><text:a xlink:type="simple" xlink:href="https://community.shopify.com/c/shopify-design/add-product-variant-images-to-swatch/td-p/817405----------------color" text:style-name="Internet_20_link" text:visited-style-name="Visited_20_Internet_20_Link"><text:span text:style-name="T29">color</text:span></text:a><text:span text:style-name="T29"> </text:span><text:a xlink:type="simple" xlink:href="https://community.shopify.com/c/shopify-design/add-product-variant-images-to-swatch/td-p/817405----------------swatches" text:style-name="Internet_20_link" text:visited-style-name="Visited_20_Internet_20_Link"><text:span text:style-name="T28">swatches</text:span></text:a><text:span text:style-name="T28"> images</text:span></text:p>
        </text:list-item>
        <text:list-item>
          <text:p text:style-name="P16"><text:a xlink:type="simple" xlink:href="https://www.bluish.io/shopify/color-swatches-dawn-theme---------------------------down" text:style-name="Internet_20_link" text:visited-style-name="Visited_20_Internet_20_Link">https://www.bluish.io/shopify/color-swatches-dawn-theme---------------------------</text:a><text:a xlink:type="simple" xlink:href="https://www.bluish.io/shopify/color-swatches-dawn-theme---------------------------down" text:style-name="Internet_20_link" text:visited-style-name="Visited_20_Internet_20_Link"><text:span text:style-name="T30">down</text:span></text:a><text:span text:style-name="T30"> theme color swatches</text:span></text:p>
        </text:list-item>
        <text:list-item>
          <text:p text:style-name="P16"><text:a xlink:type="simple" xlink:href="https://codepen.io/OastOne/pen/QWNjKoJ-----------" text:style-name="Internet_20_link" text:visited-style-name="Visited_20_Internet_20_Link">https://codepen.io/OastOne/pen/QWNjKoJ-----------</text:a> <text:span text:style-name="T31">showmore show less button</text:span></text:p>
        </text:list-item>
        <text:list-item>
          <text:p text:style-name="P16"><text:a xlink:type="simple" xlink:href="https://codepen.io/ramenhog/pen/MpORPa-------------" text:style-name="Internet_20_link" text:visited-style-name="Visited_20_Internet_20_Link">https://codepen.io/ramenhog/pen/MpORPa-------------</text:a> <text:span text:style-name="T32">For grids manage spacing</text:span></text:p>
        </text:list-item>
        <text:list-item>
          <text:p text:style-name="P16"><text:a xlink:type="simple" xlink:href="https://codepen.io/iamsaief/pen/jOEoJgE------------" text:style-name="Internet_20_link" text:visited-style-name="Visited_20_Internet_20_Link">https://codepen.io/iamsaief/pen/jOEoJgE------------</text:a> <text:span text:style-name="T33">Dropdown value also showing on click</text:span></text:p>
        </text:list-item>
        <text:list-item>
          <text:p text:style-name="P16"><text:a xlink:type="simple" xlink:href="https://www.codeshopify.com/blog_posts/the-new-metafields-2021-unique-variant-descriptions----------------" text:style-name="Internet_20_link" text:visited-style-name="Visited_20_Internet_20_Link">https://www.codeshopify.com/blog_posts/the-new-metafields-2021-unique-variant-descriptions----------------</text:a><text:span text:style-name="T34">Variant</text:span> <text:span text:style-name="T34">product description metafield</text:span></text:p>
        </text:list-item>
        <text:list-item>
          <text:p text:style-name="P16"><text:a xlink:type="simple" xlink:href="https://codepen.io/burakcanince/pen/orVzRP--------------------" text:style-name="Internet_20_link" text:visited-style-name="Visited_20_Internet_20_Link">https://codepen.io/burakcanince/pen/orVzRP--------------------</text:a> <text:span text:style-name="T35">custom-horizonatal silder </text:span></text:p>
        </text:list-item>
        <text:list-item>
          <text:p text:style-name="P16"><text:soft-page-break/><text:a xlink:type="simple" xlink:href="https://codepen.io/ananaszjoe/pen/GOXpyM-----------------" text:style-name="Internet_20_link" text:visited-style-name="Visited_20_Internet_20_Link">https://codepen.io/ananaszjoe/pen/GOXpyM-----------------</text:a> <text:span text:style-name="T38">Sidebar accordian multilevel</text:span></text:p>
        </text:list-item>
        <text:list-item>
          <text:p text:style-name="P9"><text:a xlink:type="simple" xlink:href="https://github.com/zsup/hexgoods_template/blob/master/snippets/recently-viewed.liquid---Recently" text:style-name="Internet_20_link" text:visited-style-name="Visited_20_Internet_20_Link">https://github.com/zsup/hexgoods_template/blob/master/snippets/recently-viewed.liquid---Recently</text:a> <text:span text:style-name="T17">View products dynmic</text:span></text:p>
        </text:list-item>
        <text:list-item>
          <text:p text:style-name="P17"><text:a xlink:type="simple" xlink:href="https://websensepro.com/blog/add-color-swatches-on-shopify-product-page-dawn-theme/" text:style-name="Internet_20_link" text:visited-style-name="Visited_20_Internet_20_Link"><text:span text:style-name="T39">https://websensepro.com/blog/add-color-swatches-on-shopify-product-page-dawn-theme/</text:span></text:a></text:p>
        </text:list-item>
        <text:list-item>
          <text:p text:style-name="P18"><text:a xlink:type="simple" xlink:href="https://codepen.io/DeewithBee/pen/abmzjJE---------------" text:style-name="Internet_20_link" text:visited-style-name="Visited_20_Internet_20_Link">https://codepen.io/DeewithBee/pen/abmzjJE---------------</text:a> <text:span text:style-name="T40">7 days counter javascript</text:span></text:p>
        </text:list-item>
        <text:list-item>
          <text:p text:style-name="P18"><text:a xlink:type="simple" xlink:href="https://codepen.io/tutsplus/pen/WROvdG---------" text:style-name="Internet_20_link" text:visited-style-name="Visited_20_Internet_20_Link">https://codepen.io/tutsplus/pen/WROvdG---------</text:a> <text:span text:style-name="T41">tooltip</text:span></text:p>
        </text:list-item>
        <text:list-item>
          <text:p text:style-name="P18"><text:a xlink:type="simple" xlink:href="https://community.shopify.com/c/shopify-discussions/solved-how-can-i-skip-the-cart-and-go-straight-to-checkout/td-p/331597----------" text:style-name="Internet_20_link" text:visited-style-name="Visited_20_Internet_20_Link">https://community.shopify.com/c/shopify-discussions/solved-how-can-i-skip-the-cart-and-go-straight-to-checkout/td-p/331597----------</text:a> <text:span text:style-name="T42">custom checkout direct to page</text:span></text:p>
        </text:list-item>
        <text:list-item>
          <text:p text:style-name="P18"><text:a xlink:type="simple" xlink:href="https://codepen.io/giorgi225/pen/dyKRrgz----------------------------" text:style-name="Internet_20_link" text:visited-style-name="Visited_20_Internet_20_Link">https://codepen.io/giorgi225/pen/dyKRrgz----------------------------</text:a> <text:span text:style-name="T43">Javascript Tabs</text:span></text:p>
        </text:list-item>
        <text:list-item>
          <text:p text:style-name="P18"><text:a xlink:type="simple" xlink:href="https://codepen.io/melliatto/pen/vwWjjj" text:style-name="Internet_20_link" text:visited-style-name="Visited_20_Internet_20_Link">https://codepen.io/melliatto/pen/vwWjjj</text:a> ---------------------- <text:span text:style-name="T44">Alphabates filter</text:span></text:p>
        </text:list-item>
      </text:list>
      <text:p text:style-name="P8"/>
      <text:p text:style-name="P8"/>
      <text:p text:style-name="P3"/>
      <text:p text:style-name="P3">dots: true,</text:p>
      <text:p text:style-name="P3"><text:s text:c="4"/>customPaging: function(slick,index) {</text:p>
      <text:p text:style-name="P3"><text:s text:c="8"/>return '&lt;a&gt;' + (index + 1) + '&lt;/a&gt;';</text:p>
      <text:p text:style-name="P3"><text:s text:c="4"/>}</text:p>
      <text:p text:style-name="P3">palkesh: https://codepen.io/coryschadt/pen/PjWPPd</text:p>
      <text:p text:style-name="P2"/>
      <text:p text:style-name="P5"><text:s/>{% if product.tags <text:s/>contains 'LimitedEdition' %}</text:p>
      <text:p text:style-name="P5"><text:s text:c="10"/>&lt;div class="limited"&gt;</text:p>
      <text:p text:style-name="P5"><text:s text:c="9"/>&lt;span class="product-price__limited"&gt;&lt;i class="fa fa-check-circle" aria-hidden="true"&gt;&lt;/i&gt; Limited Edition&lt;/span&gt;</text:p>
      <text:p text:style-name="P5"><text:s text:c="10"/>&lt;/div&gt;</text:p>
      <text:p text:style-name="P5"><text:s text:c="12"/>{% endif %}</text:p>
      <text:p text:style-name="P5"/>
      <text:list xml:id="list151559319777759" text:continue-numbering="true" text:style-name="L1">
        <text:list-item>
          <text:p text:style-name="P19">Quantity increse decrease arrows css :-</text:p>
        </text:list-item>
        <text:list-item>
          <text:p text:style-name="P14"/>
        </text:list-item>
        <text:list-item text:start-value="1">
          <text:p text:style-name="P12">input[type=number]::-webkit-inner-spin-button { </text:p>
        </text:list-item>
        <text:list-item>
          <text:p text:style-name="P12"><text:s text:c="4"/>-webkit-appearance: none;</text:p>
        </text:list-item>
        <text:list-item>
          <text:p text:style-name="P12"><text:s text:c="4"/>cursor:pointer;</text:p>
        </text:list-item>
        <text:list-item>
          <text:p text:style-name="P12"><text:s text:c="4"/>display:block;</text:p>
        </text:list-item>
        <text:list-item>
          <text:p text:style-name="P12"><text:s text:c="4"/>width:8px;</text:p>
        </text:list-item>
        <text:list-item>
          <text:p text:style-name="P12"><text:s text:c="4"/>color: #333;</text:p>
        </text:list-item>
        <text:list-item>
          <text:p text:style-name="P12"><text:s text:c="4"/>text-align:center;</text:p>
        </text:list-item>
        <text:list-item>
          <text:p text:style-name="P12"><text:s text:c="4"/>position:relative;</text:p>
        </text:list-item>
        <text:list-item>
          <text:p text:style-name="P12"><text:s text:c="4"/>opacity:1;</text:p>
        </text:list-item>
        <text:list-item>
          <text:p text:style-name="P12">} <text:s text:c="3"/></text:p>
        </text:list-item>
        <text:list-item>
          <text:p text:style-name="P12">input[type=number]::-webkit-inner-spin-button { </text:p>
        </text:list-item>
        <text:list-item>
          <text:p text:style-name="P12"><text:s text:c="4"/>background: <text:s/>url('https://i.stack.imgur.com/YYySO.png') no-repeat 50% 50%; <text:s/></text:p>
        </text:list-item>
        <text:list-item>
          <text:p text:style-name="P12">/* <text:s text:c="4"/>width: 14px;</text:p>
        </text:list-item>
        <text:list-item>
          <text:p text:style-name="P12"><text:s text:c="4"/>height: 14px; */</text:p>
        </text:list-item>
        <text:list-item>
          <text:p text:style-name="P12"><text:s text:c="4"/>padding: 14px;</text:p>
        </text:list-item>
        <text:list-item>
          <text:p text:style-name="P12"><text:s text:c="4"/>position: relative;</text:p>
        </text:list-item>
        <text:list-item>
          <text:p text:style-name="P12"><text:s text:c="4"/>right: 4px;</text:p>
        </text:list-item>
        <text:list-item>
          <text:p text:style-name="P12"><text:s text:c="4"/>border-radius: 4px;</text:p>
        </text:list-item>
        <text:list-item>
          <text:p text:style-name="P12">}</text:p>
        </text:list-item>
        <text:list-item>
          <text:p text:style-name="P12">.product__quantity input[type=number] {</text:p>
        </text:list-item>
        <text:list-item>
          <text:p text:style-name="P12"><text:s text:c="4"/>max-width: 25%;</text:p>
        </text:list-item>
        <text:list-item>
          <text:p text:style-name="P12"><text:s text:c="4"/>border-radius: 4px;</text:p>
        </text:list-item>
        <text:list-item>
          <text:p text:style-name="P12"><text:s text:c="4"/>margin-bottom: 3%;</text:p>
        </text:list-item>
        <text:list-item>
          <text:p text:style-name="P12">} </text:p>
        </text:list-item>
        <text:list-item>
          <text:p text:style-name="P12"><text:soft-page-break/>&lt;script&gt;</text:p>
        </text:list-item>
        <text:list-item>
          <text:p text:style-name="P12"><text:s text:c="2"/>$(document).ready( function() {</text:p>
        </text:list-item>
        <text:list-item>
          <text:p text:style-name="P12"><text:s text:c="4"/>$('.site-header').closest('.header-wrapper').addClass( 'some_other_class' );</text:p>
        </text:list-item>
        <text:list-item>
          <text:p text:style-name="P12">} );</text:p>
        </text:list-item>
        <text:list-item>
          <text:p text:style-name="P12">&lt;/script&gt;</text:p>
        </text:list-item>
      </text:list>
      <text:p text:style-name="P6"/>
      <text:p text:style-name="P7">product_type</text:p>
      <text:p text:style-name="P6"/>
      <text:p text:style-name="P6"><text:s text:c="2"/>&lt;ul class="cus_filter"&gt;</text:p>
      <text:p text:style-name="P6"><text:s text:c="2"/>{% for product_type in collection.all_types %}</text:p>
      <text:p text:style-name="P6"><text:s text:c="3"/>{% if product_type == blank %}{% continue %}{% endif %}</text:p>
      <text:p text:style-name="P6"><text:s text:c="2"/>{% assign type_handle = product_type | handleize %}</text:p>
      <text:p text:style-name="P6"><text:s text:c="2"/>{% assign type_collection = collections[type_handle] %}</text:p>
      <text:p text:style-name="P6"><text:s text:c="2"/>&lt;li &gt;</text:p>
      <text:p text:style-name="P6"><text:s text:c="3"/></text:p>
      <text:p text:style-name="P6"><text:s text:c="5"/>&lt;a href="?filter.p.product_type={{product_type}}"&gt;{{ product_type }}&lt;/a&gt;</text:p>
      <text:p text:style-name="P6"><text:s text:c="3"/></text:p>
      <text:p text:style-name="P6"><text:s text:c="2"/>&lt;/li&gt;</text:p>
      <text:p text:style-name="P6"><text:s text:c="2"/>{% endfor %}</text:p>
      <text:p text:style-name="P6">&lt;/ul&gt;</text:p>
      <text:p text:style-name="P6"/>
      <text:p text:style-name="P4">&lt;!-- Start URL Redirection Script --&gt;</text:p>
      <text:p text:style-name="P4"/>
      <text:p text:style-name="P4">{% if <text:s/>template contains "product" %} <text:s text:c="16"/></text:p>
      <text:p text:style-name="P4"><text:tab/>&lt;script&gt;</text:p>
      <text:p text:style-name="P4"><text:s text:c="8"/>const nextURL = '{{product.url}}?variant={{ product.selected_or_first_available_variant.id }}';</text:p>
      <text:p text:style-name="P4"><text:s text:c="8"/>const nextTitle = '{{product.title}}';</text:p>
      <text:p text:style-name="P4"><text:tab/><text:tab/>const nextState = { additionalInformation: 'Updated the URL with JS' };</text:p>
      <text:p text:style-name="P4"><text:tab/><text:tab/>window.history.pushState(nextState, nextTitle, nextURL);</text:p>
      <text:p text:style-name="P4"><text:tab/><text:tab/>window.history.replaceState(nextState, nextTitle, nextURL);</text:p>
      <text:p text:style-name="P4"><text:s/></text:p>
      <text:p text:style-name="P4"><text:s text:c="4"/>&lt;/script&gt;</text:p>
      <text:p text:style-name="P4"><text:s text:c="22"/></text:p>
      <text:p text:style-name="P4">{% endif %}</text:p>
      <text:p text:style-name="P4"/>
      <text:p text:style-name="P4">&lt;!-- End URL Redirection Script --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6:39:02.854359617</meta:creation-date>
    <dc:date>2023-05-15T15:15:58.545882322</dc:date>
    <meta:editing-duration>PT22H11M47S</meta:editing-duration>
    <meta:editing-cycles>56</meta:editing-cycles>
    <meta:generator>LibreOffice/6.4.6.2$Linux_X86_64 LibreOffice_project/40$Build-2</meta:generator>
    <meta:document-statistic meta:table-count="0" meta:image-count="0" meta:object-count="0" meta:page-count="3" meta:paragraph-count="116" meta:word-count="448" meta:character-count="6308" meta:non-whitespace-character-count="5812"/>
  </office:meta>
</office:document-meta>
</file>